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2FF5_5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2, FF 5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Philadelphia</text:p>
      <text:p text:style-name="P5">State<text:tab/><text:tab/><text:tab/><text:tab/><text:tab/><text:tab/>PA</text:p>
      <text:p text:style-name="P5">Country<text:tab/><text:tab/><text:tab/><text:tab/><text:tab/>USA</text:p>
      <text:p text:style-name="P5">Subject<text:tab/><text:tab/><text:tab/><text:tab/><text:tab/>Judaism--History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10</text:p>
      <text:p text:style-name="P5">Number of Sheets<text:tab/><text:tab/><text:tab/><text:tab/>4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Professor Graetz, Nebuchadnezzar, Abba</text:p>
      <text:p text:style-name="P5">Additional Places mentioned: Babylon, Nahardea, Pumbaditha, Sura, Kirwan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Post-Biblical/</text:p>
      <text:p text:style-name="P2">on Babylonian Schools/</text:p>
      <text:p text:style-name="P2">48/</text:p>
      <text:p text:style-name="P2"/>
      <text:p text:style-name="P3">[Page 1]</text:p>
      <text:p text:style-name="P3">Many lectures I have delivered from time to time, with/ the object of <text:span text:style-name="T2">giving</text:span><text:span text:style-name="T4"> affording my hearers some slight information/ on matters of a date, later than that at which the/ Hebrew Bible ends. <text:s/>Naturally, I directed the mind/ all the while to Palestine, as the country, which, </text:span><text:span text:style-name="T2">viewed</text:span><text:span text:style-name="T4">/ from both a religious and a historic standpoint, has/ a primary claim to our consideration. <text:s/>I spoke of its/ people and of its sages, of its struggle for independence/ and of its schools for the spread of traditional learning./ <text:s/>Now I have arrived at a period, in which Palestine/ sinks from </text:span><text:span text:style-name="T2">our sight</text:span><text:span text:style-name="T4"> view, and another country rises up and commands our/ attention. <text:s/>Professor Graetz has sensibly written,/ that Babylon became a second mother to Israel./ <text:s/>Although the emigration of our ancestors there, was/ forced by the arms of the invincible Nebuchadnezzar,/ nevertheless the situation of the exiles soon took on/ favorable turn. <text:s/>From Ezra and Ezekiel, who/ lived in Babylon, we learn that certain districts/ had been assigned to the Jews. <text:s/>There they dwelt un-/-molested, and enjoyed the right of self-government./ <text:s/>Of course, at the outset the loss of country was/</text:span></text:p>
      <text:p text:style-name="P3"><text:span text:style-name="T4"/></text:p>
      <text:p text:style-name="P3"><text:span text:style-name="T4">[Page 2]</text:span></text:p>
      <text:p text:style-name="P3"><text:span text:style-name="T4">keenly felt. <text:s/>We have an evidence of it,/ in the psalms which doubtless belong to that/ period; specially </text:span><text:soft-page-break/><text:span text:style-name="T4">in the 137th, where the poet/ gives vent to the terrible wish that the young babes/ of Babylon might be dashed against a rock./ <text:s/>But deep hatred against the destroyer of Palestine,/ gradually made room for sentiments of a mild nature; so much/ so that the next generation of Jews born in Babylon,/ became warmly attached to it. <text:s/>When that land/ was subjected to Cyrus King of Persia, and this ruler/ issued his famous proclamation, allowing our people/ to go back to Palestine, not quite fifty thousand/ availed themselves of the royal permission; the very/ largest number remained behind. <text:s/>Unfortunate-/-ly, history is silent about internal affairs among/ the</text:span><text:span text:style-name="T2">se</text:span><text:span text:style-name="T4"> vast multitudes who preferred the borders of the stranger to the/ ancestral home; but a most valuable letter </text:span><text:span text:style-name="T2">from</text:span><text:span text:style-name="T4"> to the Rabbis of Kirwan in </text:span><text:span text:style-name="T2">Egypt</text:span><text:span text:style-name="T4"> Africa a/ Sage, called Sherira, who lived in the tenth century/ of the vulgar era, </text:span><text:span text:style-name="T2">to the Rabbis of Kirwan in Egypt</text:span><text:span text:style-name="T4"> throws considerable light upon/ the subject. <text:s/>The tradition that Jehojachin/ King of Judah, who was captured by Nebuchadnezzar,/ being joined by his fellow-prisoners, had taken along/</text:span></text:p>
      <text:p text:style-name="P3"><text:span text:style-name="T4"/></text:p>
      <text:p text:style-name="P3"><text:span text:style-name="T4">[Page 3]</text:span></text:p>
      <text:p text:style-name="P3"><text:span text:style-name="T4">from the Holy Land stones and ground and built there-/-with a Synagogue in Babylon, may be exaggerated,/ but we must admit that at some period</text:span><text:span text:style-name="T2">, not definitely</text:span><text:span text:style-name="T4">/ </text:span><text:span text:style-name="T2">stated</text:span><text:span text:style-name="T4"> after the banishment which we do not find definitely stated, places of worship,/ colleges with their Presidents, and Judges of Jewish/ courts existed among our people beyond the Euphrates./ <text:s/></text:span><text:span text:style-name="T2">The superiority</text:span><text:span text:style-name="T4"> Perhaps the supremacy justly </text:span><text:span text:style-name="T2">given ascribed</text:span><text:span text:style-name="T4"> accorded to national institutions/ in Palestine after the restoration under Zerubabel, may/ have caused similar institutions elsewhere to remain/ unknown, or to be little noticed, but to deny that/ religion and learning were cultivated in Babylon/ centuries before the fall of the second Temple and before/ the extinction of Palestinian schools, would be to/ contradict facts. <text:s/>To prove </text:span><text:span text:style-name="T2">it</text:span><text:span text:style-name="T4"> this assertion, we may simply/ recall the circumstance that Hillel I., who lived a/ number of years previous to the founder of Christianity,/ was by no means ignorant, when he journed[sic!] from/ Babylon to study under the illustrious chiefs of the/ schools of Judea. <text:s/>Like Hillel, so, many other pursued a Jewish/ education at home; some coming afterwards to perfect/ themselves and obtain Rabbinical privileges in the land of Israel./</text:span></text:p>
      <text:p text:style-name="P3"><text:span text:style-name="T4"/></text:p>
      <text:p text:style-name="P3"><text:span text:style-name="T4">[Page 4]</text:span></text:p>
      <text:p text:style-name="P3"><text:span text:style-name="T4">Now, having freely acknowledged all this, we/ may also confess that institutions of learning in/ the cities between the Euphrates and the Tigris,/ did not gain their great renown, until two/ pupils of Judah the Prince went there, in the third/ century of the common era. <text:s/>Abba was the/ name of one; the other was called Samuel. <text:s/>But before/ I proceed further, I may as well give an idea of the/ principal places in Babylon populated </text:span><text:span text:style-name="T2">then</text:span><text:span text:style-name="T4"> at that time by </text:span><text:span text:style-name="T2">our</text:span><text:span text:style-name="T4">/ ancestors. <text:s/>Nahardea, lying on the river Euphrates,/ was a very large city. <text:s/></text:span><text:span text:style-name="T2">There</text:span><text:span text:style-name="T4"> To it the gifts collected abroad/ for Palestine in aid of the Temple and its Divine ser-/-vice were </text:span><text:span text:style-name="T2">collected</text:span><text:span text:style-name="T4"> sent, and from thence those volun-/-tary contributions were forwarded at the end of every/ year. <text:s/>On the south of Nahardea, stood a city/ called Firuz-Shabar, said ot have had full ninety/ thousand Jews. <text:s/>Not very far from it was/ Pumbaditha, mostly </text:span><text:span text:style-name="T2">populated</text:span><text:span text:style-name="T4"> inhabited by Israelites,/ </text:span><text:span text:style-name="T2">be much so</text:span><text:span text:style-name="T4"> to a degree that it went by the name of </text:span><text:span text:style-name="T5">Golah</text:span><text:span text:style-name="T6">,/ or, as we would term it "a centre of the emigration"./ <text:s/>Some miles off, lay Sara, on the river of the same/ name, and known by some as Matha Mahasia./</text:span></text:p>
      <text:p text:style-name="P3"><text:span text:style-name="T6"/></text:p>
      <text:p text:style-name="P3"><text:span text:style-name="T6">[Page 5]</text:span></text:p>
      <text:p text:style-name="P3"><text:span text:style-name="T6">On the river Tigris, was Mahuza, in which many/ of our people also congregated. <text:s/>The Talmud inci-/-dentally alludes to those main points of Jewish/ activity, and the student cannot help noticing/ how the dwellers differed in character in accordance/ with the nature of their dwelling places. <text:s/>Thus, Pum-/-baditha, noted for its gorgeousness and luxuriousness,/ </text:span><text:span text:style-name="T3">living,</text:span><text:span text:style-name="T6"> abounded in Jews addicted to pleasure and/ not over honest. <text:s/>Sura offered the very opposite/ aspect, so that a Sage told his children </text:span><text:span text:style-name="T3">to</text:span><text:span text:style-name="T6"> they should prefer/ to lie on the dung-hills of Sura</text:span><text:span text:style-name="T3">l</text:span><text:span text:style-name="T6">, than in the man-/-sions of Pumbaditha. <text:s/>But in process of time,/ those cities became famous in Rabbinical literature,/ by reason of the great masters who taught </text:span><text:soft-page-break/><text:span text:style-name="T6">there./</text:span></text:p>
      <text:p text:style-name="P3"><text:span text:style-name="T6"><text:tab/>Abba occupies a high rank among the greatest. <text:s/>He was one of/ the many who travelled[sic!] from Babylon, or Parthia as/ it actually was then, for the purpose of extending his/ knowledge in Palestine. <text:s/>He sat at the feet of Judah,/ the immortal Sage who formulated the text of the Mish-/-nah. <text:s/>Endowed with bright talents with a retentive/ memory, and a heart </text:span><text:span text:style-name="T3">full of</text:span><text:span text:style-name="T6"> overflowing with </text:span><text:span text:style-name="T3">the milk of human</text:span><text:span text:style-name="T6"> kindness, he drew/</text:span></text:p>
      <text:p text:style-name="P3"><text:span text:style-name="T6"/></text:p>
      <text:p text:style-name="P3"><text:span text:style-name="T6">[Page 6]</text:span></text:p>
      <text:p text:style-name="P3"><text:span text:style-name="T6">towards himself the love and appreciation/ of his preceptor. <text:s/>To whom could "our" teacher the/ holy" commit the charge of disseminating abroad/ the knowledge of all the traditions better than/ to his trustworthy pupil? <text:s/>Abba returned/ to Babylon, splendidly equipped with learning; rich/ in erudition. <text:s/>Arrived at Nahardea, and being/ unknown, he temporarily accepted the office of/ </text:span><text:span text:style-name="T5">Methurgeman</text:span><text:span text:style-name="T6">, whose duty it was in ancient </text:span><text:span text:style-name="T3">time</text:span><text:span text:style-name="T6"> days/ to explain in the vernacular tongue to the attendants at the college the/ Hebrew text read by the President. <text:s/></text:span><text:span text:style-name="T3">One day</text:span><text:span text:style-name="T6"> It happened once that Abba inter-/-preted </text:span><text:span text:style-name="T3">once</text:span><text:span text:style-name="T6"> the text in a manner different from the usual./ <text:s/>Having been </text:span><text:span text:style-name="T3">asked about it</text:span><text:span text:style-name="T6"> found fault with, and having answered that/ he had often rendered it so before a renowned Rabbi/ in Palestine, his identity was discovered. <text:s/>Then the/ President pained at having engaged so distinguished a scholar </text:span><text:span text:style-name="T3">so</text:span><text:span text:style-name="T6">/ </text:span><text:span text:style-name="T3">distinguished</text:span><text:span text:style-name="T6"> for a subordinate calling, apologised and/ would not suffer him any more to act in that capacity./ <text:s/>A story is told that the Exilarch, or the/ appointed Governor of all the Jews in Babylon, cal-/-led by us "Rosh Galutha", chief of the captivity,/ gave Abba a political position, making him a/</text:span></text:p>
      <text:p text:style-name="P3"><text:span text:style-name="T6"/></text:p>
      <text:p text:style-name="P3"><text:span text:style-name="T6">[Page 7]</text:span></text:p>
      <text:p text:style-name="P3"><text:span text:style-name="T6"><text:tab/>Kind of </text:span><text:span text:style-name="T3">overseer, or provision,</text:span><text:span text:style-name="T6"> commissioned/ to see to the honesty of </text:span><text:span text:style-name="T3">general</text:span><text:span text:style-name="T6"> provision dealers. </text:span><text:span text:style-name="T3">[?]</text:span><text:span text:style-name="T6"> But/ the Exilarchs, who prided themselves on being of/ a lineal descent from David, were not all except-/-ional characters. <text:s/>Being clothed with an almost/ irresponsible </text:span><text:span text:style-name="T3">power</text:span><text:span text:style-name="T6"> authority, many of them took advantage of </text:span><text:span text:style-name="T3">it</text:span><text:span text:style-name="T6"> their power,/ and exacted bribe. <text:s/>Abba who disdained to </text:span><text:span text:style-name="T3">yeild</text:span><text:span text:style-name="T6"> conjure/ </text:span><text:span text:style-name="T3">to</text:span><text:span text:style-name="T6"> at wrong, endured trials through the abuse of/ power, but virtue and scholarship could not be crushed by arbitrariness. <text:s/>Those endowments received at length/ their reward. <text:s/></text:span><text:span text:style-name="T3">He</text:span><text:span text:style-name="T6"> Abba became illustrious by his exer-/-tions in behalf of Judaism. <text:s/>He might have/ been raised to the Presidency of the college in Nahar-/-dea left vacant by the death of its former chief,/ but he </text:span><text:span text:style-name="T3">would allow</text:span><text:span text:style-name="T6"> chose to let that honor </text:span><text:span text:style-name="T3">to</text:span><text:span text:style-name="T6"> be reserved for/ his friend and colaborer, Samuel. <text:s/>He preferred open-/-ing a school at Sura, whose Jewish population/ stood most in need of wholesome instruction./ <text:s/>The number of his listeners, increased immensely, and/ the veneration in which the teacher in Babylon/ was held, equalled that paid to Judah the Prince/ in Palestine, for as the latter was called "the Rabbi"/ by way of eminence, so was his pupil called "Rab,"/</text:span></text:p>
      <text:p text:style-name="P3"><text:span text:style-name="T6"/></text:p>
      <text:p text:style-name="P3"><text:span text:style-name="T6">[Page 8]</text:span></text:p>
      <text:p text:style-name="P3"><text:span text:style-name="T6">which represents the same title. <text:s/>The hours of/ his tuition were so wisely regulated, as not to/ </text:span><text:span text:style-name="T3">prevent</text:span><text:span text:style-name="T6"> hinder agriculturalists and mechanics </text:span><text:span text:style-name="T3">from fol-</text:span><text:span text:style-name="T6"> in/ </text:span><text:span text:style-name="T3">-lowing</text:span><text:span text:style-name="T6"> their vocations. <text:s/>During two months of/ the year, in Adar and Elul, a rehearsal of the/ studies took place, and public lectures were delivered./ <text:s/>Abba's activity was felt far and wide, and the/ </text:span><text:span text:style-name="T3">reputation of his</text:span><text:span text:style-name="T6"> report that he used his own means </text:span><text:span text:style-name="T3">in</text:span><text:span text:style-name="T6"> for the support/ of poor students, increased his popularity exceedingly./ <text:s/>His fame reached the ears of Artaban King of/ Parthia, and between the two a respectful friendship </text:span><text:span text:style-name="T3">grew</text:span><text:span text:style-name="T6"> sprung up./ <text:s/>On one occasion the gentile monarch sent the Hebrew/ Sage a precious gift, and the recipient sent in return/ a </text:span><text:span text:style-name="T5">Mezuzah</text:span><text:span text:style-name="T6">, or the scroll of parchment to be affixed/ to our door-posts. <text:s/>In answer to the inquiry about the/ strange present, Abba said that while the royal gift/ needed watchers lest it be stolen, his own </text:span><text:span text:style-name="T3">presented</text:span><text:span text:style-name="T6">/ watches over those who possess it, for it keeps alive the memory of the promises of/ God to the righteous </text:span><text:span text:style-name="T3">are inscribed in it</text:span><text:span text:style-name="T6"> and it is </text:span><text:span text:style-name="T3">[?]</text:span><text:span text:style-name="T6"> is an incentive to virtue. <text:s/>Scholars/ know how diligently, affectionately and effectually Rab/ taught during twenty eight consecutive years;/ </text:span></text:p>
      <text:p text:style-name="P3"><text:soft-page-break/><text:span text:style-name="T6"/></text:p>
      <text:p text:style-name="P3"><text:span text:style-name="T6">[Page 9]</text:span></text:p>
      <text:p text:style-name="P3"><text:span text:style-name="T6">scholars are aware that his decisions on ritual/ questions were found wise and have been universally accepted, and that to/ him also we are indebted for the composition of several/ prayers. <text:s/>But omitting any reference to all that, in/ order to be brief, I will show nevertheless how one who/ was firm and determined, always preferring principles to expediency,/ still exemplified in his character the Rabbinical maxim that/ humility becomes a mortal better than </text:span><text:span text:style-name="T3">all other</text:span><text:span text:style-name="T6"> other </text:span><text:span text:style-name="T3">noble</text:span><text:span text:style-name="T6">/ traits however noble. <text:s/>When Abba saw from a distance people/ who would rise before his presence, he </text:span><text:span text:style-name="T3">chose a byway</text:span><text:span text:style-name="T6"> turned round about/ to avoid the meeting. <text:s/>When </text:span><text:span text:style-name="T3">about to</text:span><text:span text:style-name="T6"> in the act of entering the college,/ he noticed <text:s/>the crowd ready to </text:span><text:span text:style-name="T3">listen</text:span><text:span text:style-name="T6"> lend attention to his words, he would say to/ himself in the language of the Scriptures "Though human/ greatness reach up </text:span><text:span text:style-name="T3">to heaven</text:span><text:span text:style-name="T6"> the sky, it will suddenly vanish,/ and those who </text:span><text:span text:style-name="T3">saw</text:span><text:span text:style-name="T6"> beheld it will cry 'Where is it'"? <text:s/>Persons/ who studied for a mere literary curiosity, he did not/ chase away as unworthy of his consideration. <text:s/>He encouraged them, hoping that learn-/-ing would lead to practice. <text:s/>It was the/ misfortune of Rab to have been married to a wife/ peevish and self-willed. <text:s/>He bore patiently with her,/ and tried to soften her temperament by anticipating/ her wishes, and buying objects that she might like./</text:span></text:p>
      <text:p text:style-name="P3"><text:span text:style-name="T6"/></text:p>
      <text:p text:style-name="P3"><text:span text:style-name="T6">[Page 10]</text:span></text:p>
      <text:p text:style-name="P3"><text:span text:style-name="T6">He was not successful. <text:s/>One of his sons having grown up/ and having discovered how contrary his mother was, acted/ with </text:span><text:span text:style-name="T3">such</text:span><text:span text:style-name="T6"> a shrewdness, </text:span><text:span text:style-name="T3">[?]</text:span><text:span text:style-name="T6"> which enabled him to please/ his father unknowingly </text:span><text:span text:style-name="T3">of</text:span><text:span text:style-name="T6"> to the woman who might/ has[sic!] stood in </text:span><text:span text:style-name="T3">the</text:span><text:span text:style-name="T6"> his way. <text:s/>But as soon as Rab detected/ the artfulness to which his child resorted, he forbid/ it peremptorily. <text:s/>Candor and truth he loved, though he might suffer in the exercise thereof. <text:s/>The death of one so mentally/ exalted, yet so meek, so </text:span><text:span text:style-name="T3">useful</text:span><text:span text:style-name="T6"> important in the community yet so unselfish,/ occasioned a universal mourning among his people./ <text:s/>A famous Palestinian Sage on hearing the sad tidings,/ rent all his garments, and exclaimed "The man/ of whose superiority I must have stood in awe,/ has gone." <text:s/>We after </text:span><text:span text:style-name="T3">fifteen</text:span><text:span text:style-name="T6"> sixteen centuries may still/ exclaim "The memory of the righteous is a blessing."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1-08T12:23:24.48</meta:creation-date>
    <meta:document-statistic meta:table-count="0" meta:image-count="0" meta:object-count="0" meta:page-count="5" meta:paragraph-count="85" meta:word-count="2144" meta:character-count="13237"/>
    <dc:date>2013-01-08T14:18:28.24</dc:date>
    <meta:editing-duration>PT8M1S</meta:editing-duration>
    <meta:editing-cycles>1</meta:editing-cycles>
    <meta:generator>OpenOffice.org/3.4.1$Win32 OpenOffice.org_project/341m1$Build-9593</meta:generator>
  </office:meta>
</office:document-meta>
</file>